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55cm" fo:min-width="0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0.45cm" fo:min-width="15.9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4.276cm" fo:min-width="4.31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15cm" fo:min-width="0.4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4.35cm" fo:min-width="0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05cm" fo:min-width="0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4.95cm" fo:min-width="7.3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15cm" fo:min-width="0.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15.2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7.55cm" fo:min-width="0.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15cm" fo:min-width="1.3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25cm" fo:min-width="6.9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056cm" fo:min-width="0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244cm" fo:min-width="0.5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5cm" fo:min-width="9.7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812cm" fo:min-width="0.562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99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8cm" svg:x="6.4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4cm" svg:height="10.7cm" svg:x="1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6.4cm" svg:x="11.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0.4cm" svg:x="14.7cm" svg:y="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4cm" svg:x="4.5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4.6cm" svg:x="9.4cm" svg:y="3.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8cm" svg:y1="10.7cm" svg:x2="10cm" svg:y2="10.1cm">
          <text:p/>
        </draw:line>
        <draw:line draw:style-name="gr6" draw:text-style-name="P3" draw:layer="layout" svg:x1="18.2cm" svg:y1="10.7cm" svg:x2="10cm" svg:y2="10.1cm">
          <text:p/>
        </draw:line>
        <draw:line draw:style-name="gr6" draw:text-style-name="P3" draw:layer="layout" svg:x1="1.8cm" svg:y1="10.7cm" svg:x2="18.2cm" svg:y2="10.7cm">
          <text:p/>
        </draw:line>
        <draw:custom-shape draw:style-name="gr7" draw:text-style-name="P1" draw:layer="layout" svg:width="0.3cm" svg:height="1.3cm" svg:x="6.7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8cm" svg:height="5.2cm" svg:x="6.2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cm" svg:height="0.4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.7cm" svg:height="0.1cm" svg:x="2.1cm" svg:y="1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3cm" svg:x="2.6cm" svg:y="1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4cm" svg:x="2.3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4cm" svg:x="2.3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3cm" svg:x="16.9cm" svg:y="1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4cm" svg:x="16.6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4cm" svg:x="16.6cm" svg:y="2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7.8cm" svg:x="9.6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0.4cm" svg:x="9cm" svg:y="2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0.4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0.5cm" svg:x="10.4cm" svg:y="1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0.5cm" svg:x="2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8cm" svg:x="12.7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3cm" svg:x="13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cm" svg:height="0.4cm" svg:x="12.5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cm" svg:height="0.5cm" svg:x="9.4cm" svg:y="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cm" svg:height="0.5cm" svg:x="10.2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34cm" svg:height="0.306cm" svg:x="1.833cm" svg:y="10.5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494cm" svg:x="1.4cm" svg:y="10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34cm" svg:height="0.306cm" svg:x="18.033cm" svg:y="10.5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494cm" svg:x="17.6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8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3cm" svg:x="4.8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8cm" svg:x="14.7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1.3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2cm" svg:height="1.5cm" svg:x="4.9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1.5cm" svg:x="14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5cm" svg:height="1.5cm" svg:x="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4:40:45.067000000</meta:creation-date>
    <dc:date>2016-05-26T15:01:13.110000000</dc:date>
    <meta:editing-duration>PT20M27S</meta:editing-duration>
    <meta:editing-cycles>4</meta:editing-cycles>
    <meta:generator>LibreOffice/5.0.6.3$Windows_x86 LibreOffice_project/490fc03b25318460cfc54456516ea2519c11d1aa</meta:generator>
    <meta:document-statistic meta:object-count="40"/>
  </office:meta>
</office:document-meta>
</file>